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JetBrains Mono1" svg:font-family="'JetBrains Mono'" style:font-adornments="Bold" style:font-family-generic="modern" style:font-pitch="fixed"/>
    <style:font-face style:name="JetBrains Mono2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rsid="016ecd28" officeooo:paragraph-rsid="025590f5"/>
    </style:style>
    <style:style style:name="P2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reak-before="page" fo:background-color="#ffffff" fo:padding="0cm" fo:border="none" style:shadow="none"/>
      <style:text-properties officeooo:rsid="016ecd28" officeooo:paragraph-rsid="025a22f2"/>
    </style:style>
    <style:style style:name="P3" style:family="paragraph" style:parent-style-name="Standard">
      <loext:graphic-properties draw:fill="solid" draw:fill-color="#ffffff"/>
      <style:paragraph-properties fo:margin-left="0cm" fo:margin-right="0.499cm" fo:margin-top="0.199cm" fo:margin-bottom="0cm" style:contextual-spacing="false" fo:text-indent="0cm" style:auto-text-indent="false" fo:background-color="#ffffff" fo:padding="0cm" fo:border="none" style:shadow="none"/>
      <style:text-properties officeooo:paragraph-rsid="025590f5"/>
    </style:style>
    <style:style style:name="P4" style:family="paragraph" style:parent-style-name="Standard">
      <loext:graphic-properties draw:fill="solid" draw:fill-color="#ffffff"/>
      <style:paragraph-properties fo:margin-left="0cm" fo:margin-right="0.499cm" fo:margin-top="0cm" fo:margin-bottom="0cm" style:contextual-spacing="false" fo:text-indent="0cm" style:auto-text-indent="false" fo:background-color="#ffffff" fo:padding="0cm" fo:border="none" style:shadow="none"/>
      <style:text-properties officeooo:rsid="016ecd28" officeooo:paragraph-rsid="025a22f2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" style:family="text">
      <style:text-properties fo:color="#080808" loext:opacity="100%" style:font-name="JetBrains Mono" fo:font-size="10pt" fo:font-style="normal" fo:font-weight="normal" fo:background-color="#ffdbb6" loext:char-shading-value="0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16ecd28" fo:background-color="#ffdbb6" loext:char-shading-value="0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1750eb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10" style:family="text">
      <style:text-properties fo:color="#1750eb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1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3b3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fo:color="#0033b3" loext:opacity="100%" style:font-name="JetBrains Mono" fo:font-size="10pt" fo:font-style="normal" fo:font-weight="normal" fo:background-color="#ffdbb6" loext:char-shading-value="0" style:font-size-asian="10pt" style:font-style-asian="normal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officeooo:rsid="016ecd28" fo:background-color="#ffdbb6" loext:char-shading-value="0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67d17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19" style:family="text">
      <style:text-properties fo:color="#00627a" loext:opacity="100%" style:font-name="JetBrains Mono Extra Bold" fo:font-size="10pt" fo:font-style="normal" fo:font-weight="normal" fo:background-color="#ffdbb6" loext:char-shading-value="0" style:font-size-asian="10pt" style:font-style-asian="normal" style:font-weight-asian="normal"/>
    </style:style>
    <style:style style:name="T20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22" style:family="text">
      <style:text-properties fo:color="#660099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23" style:family="text">
      <style:text-properties fo:color="#660099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e880d" loext:opacity="100%" style:font-name="JetBrains Mono" fo:font-size="10pt" fo:font-style="normal" fo:font-weight="normal" officeooo:rsid="016ecd28" style:font-size-asian="10pt" style:font-style-asian="normal" style:font-weight-asian="normal"/>
    </style:style>
    <style:style style:name="T26" style:family="text">
      <style:text-properties fo:color="#50938a" loext:opacity="100%" style:font-name="JetBrains Mono Extra Bold" fo:font-size="10pt" fo:font-style="normal" fo:font-weight="normal" fo:background-color="#ffdbb6" loext:char-shading-value="0" style:font-size-asian="10pt" style:font-style-asian="normal" style:font-weight-asian="normal"/>
    </style:style>
    <style:style style:name="T27" style:family="text">
      <style:text-properties fo:color="#50938a" loext:opacity="100%" style:font-name="JetBrains Mono Extra Bold" fo:font-size="10pt" fo:font-style="normal" fo:font-weight="normal" officeooo:rsid="016ecd28" fo:background-color="#ffdbb6" loext:char-shading-value="0" style:font-size-asian="10pt" style:font-style-asian="normal" style:font-weight-asian="normal"/>
    </style:style>
    <style:style style:name="T28" style:family="text">
      <style:text-properties officeooo:rsid="016ec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4">@api_view</text:span><text:span text:style-name="T1">([</text:span><text:span text:style-name="T17">'POST'</text:span><text:span text:style-name="T1">])</text:span><text:line-break/><text:span text:style-name="T14">def </text:span><text:span text:style-name="T19">add_entry_view</text:span><text:span text:style-name="T4">(request, *args, **kwargs):</text:span><text:line-break/><text:span text:style-name="T1"> <text:s text:c="3"/>user = request.user</text:span><text:line-break/><text:span text:style-name="T1"> <text:s text:c="3"/>d1= </text:span><text:span text:style-name="T11">None</text:span><text:line-break/><text:span text:style-name="T11"> <text:s text:c="3"/>if not </text:span><text:span text:style-name="T1">user.is_authenticated:</text:span><text:line-break/><text:span text:style-name="T1"> <text:s text:c="7"/>user=</text:span><text:span text:style-name="T11">None</text:span><text:line-break/><text:span text:style-name="T11"> <text:s text:c="7"/>if </text:span><text:span text:style-name="T1">request.is_ajax():</text:span><text:line-break/><text:span text:style-name="T1"> <text:s text:c="11"/></text:span><text:span text:style-name="T13">return </text:span><text:span text:style-name="T3">Response({}, </text:span><text:span text:style-name="T21">status</text:span><text:span text:style-name="T3">=</text:span><text:span text:style-name="T8">401</text:span><text:span text:style-name="T3">)</text:span><text:line-break/><text:span text:style-name="T1"> <text:s text:c="7"/></text:span><text:span text:style-name="T11">return </text:span><text:span text:style-name="T1">redirect(settings.LOGIN_URL)</text:span><text:line-break/><text:span text:style-name="T1"> <text:s text:c="3"/>data = request.data </text:span><text:span text:style-name="T11">or None</text:span><text:line-break/><text:span text:style-name="T11"> <text:s text:c="3"/>if</text:span><text:span text:style-name="T1">(data):</text:span><text:line-break/><text:span text:style-name="T1"> <text:s text:c="7"/>qs = Language.objects.filter(</text:span><text:span text:style-name="T20">name </text:span><text:span text:style-name="T1">= data[</text:span><text:span text:style-name="T17">'original'</text:span><text:span text:style-name="T1">])</text:span><text:line-break/><text:span text:style-name="T1"> <text:s text:c="7"/></text:span><text:span text:style-name="T11">if not </text:span><text:span text:style-name="T1">qs.exists():</text:span><text:line-break/><text:span text:style-name="T1"> <text:s text:c="11"/>orig = Language(</text:span><text:span text:style-name="T20">name</text:span><text:span text:style-name="T1">=data[</text:span><text:span text:style-name="T17">'original'</text:span><text:span text:style-name="T1">])</text:span><text:line-break/><text:span text:style-name="T1"> <text:s text:c="11"/>orig.save()</text:span><text:line-break/><text:span text:style-name="T1"> <text:s text:c="7"/></text:span><text:span text:style-name="T11">else</text:span><text:span text:style-name="T1">:</text:span><text:line-break/><text:span text:style-name="T1"> <text:s text:c="11"/>orig = qs.first()</text:span><text:line-break/><text:span text:style-name="T1"> <text:s text:c="7"/>qs = Language.objects.filter(</text:span><text:span text:style-name="T20">name </text:span><text:span text:style-name="T1">= data[</text:span><text:span text:style-name="T17">'translated'</text:span><text:span text:style-name="T1">])</text:span><text:line-break/><text:line-break/><text:span text:style-name="T1"> <text:s text:c="7"/></text:span><text:span text:style-name="T11">if not </text:span><text:span text:style-name="T1">qs.exists():</text:span><text:line-break/><text:span text:style-name="T1"> <text:s text:c="11"/>trans = Language(</text:span><text:span text:style-name="T20">name</text:span><text:span text:style-name="T1">=data[</text:span><text:span text:style-name="T17">'translated'</text:span><text:span text:style-name="T1">])</text:span><text:line-break/><text:span text:style-name="T1"> <text:s text:c="11"/>trans.save()</text:span><text:line-break/><text:span text:style-name="T1"> <text:s text:c="7"/></text:span><text:span text:style-name="T11">else</text:span><text:span text:style-name="T1">:</text:span><text:line-break/><text:span text:style-name="T1"> <text:s text:c="11"/>trans = qs.first()</text:span><text:line-break/><text:line-break/><text:span text:style-name="T1"> <text:s text:c="7"/>qs = Word.objects.filter(</text:span><text:span text:style-name="T20">sentence</text:span><text:span text:style-name="T1">=data[</text:span><text:span text:style-name="T17">'word'</text:span><text:span text:style-name="T1">])</text:span><text:line-break/><text:span text:style-name="T1"> <text:s text:c="7"/></text:span><text:span text:style-name="T11">if not </text:span><text:span text:style-name="T1">qs.exists():</text:span><text:line-break/><text:span text:style-name="T1"> <text:s text:c="11"/>w = Word(</text:span><text:span text:style-name="T20">sentence</text:span><text:span text:style-name="T1">=data[</text:span><text:span text:style-name="T17">'word'</text:span><text:span text:style-name="T1">], </text:span><text:span text:style-name="T20">language</text:span><text:span text:style-name="T1">=orig)</text:span><text:line-break/><text:span text:style-name="T1"> <text:s text:c="11"/>w.save()</text:span><text:line-break/><text:span text:style-name="T1"> <text:s text:c="7"/></text:span><text:span text:style-name="T11">else</text:span><text:span text:style-name="T1">:</text:span><text:line-break/><text:span text:style-name="T1"> <text:s text:c="11"/>w = qs.first()</text:span><text:line-break/><text:span text:style-name="T1"> <text:s text:c="7"/></text:span><text:line-break/><text:span text:style-name="T1"> <text:s text:c="7"/>qs = Word.objects.filter(</text:span><text:span text:style-name="T20">sentence</text:span><text:span text:style-name="T1">=data[</text:span><text:span text:style-name="T17">'translation'</text:span><text:span text:style-name="T1">])</text:span><text:line-break/><text:span text:style-name="T1"> <text:s text:c="7"/></text:span><text:span text:style-name="T11">if not </text:span><text:span text:style-name="T1">qs.exists():</text:span><text:line-break/><text:span text:style-name="T1"> <text:s text:c="11"/>t = Word(</text:span><text:span text:style-name="T20">sentence</text:span><text:span text:style-name="T1">=data[</text:span><text:span text:style-name="T17">'translation'</text:span><text:span text:style-name="T1">], </text:span><text:span text:style-name="T20">language</text:span><text:span text:style-name="T1">=trans)</text:span><text:line-break/><text:span text:style-name="T1"> <text:s text:c="11"/>t.save()</text:span><text:line-break/><text:span text:style-name="T1"> <text:s text:c="7"/></text:span><text:span text:style-name="T11">else</text:span><text:span text:style-name="T1">:</text:span><text:line-break/><text:span text:style-name="T1"> <text:s text:c="11"/>t = qs.first()</text:span><text:line-break/><text:span text:style-name="T1"> <text:s text:c="7"/></text:span><text:line-break/><text:span text:style-name="T1"> <text:s text:c="7"/>qs = Dictionary.objects.filter(</text:span><text:span text:style-name="T20">word</text:span><text:span text:style-name="T1">=w, </text:span><text:span text:style-name="T20">translation</text:span><text:span text:style-name="T1">=t)</text:span><text:line-break/><text:span text:style-name="T1"> <text:s text:c="7"/></text:span><text:span text:style-name="T11">if not </text:span><text:span text:style-name="T1">qs.exists():</text:span><text:line-break/><text:span text:style-name="T1"> <text:s text:c="11"/>d = Dictionary(</text:span><text:span text:style-name="T20">word</text:span><text:span text:style-name="T1">=w, </text:span><text:span text:style-name="T20">translation</text:span><text:span text:style-name="T1">=t, </text:span><text:span text:style-name="T20">synonym</text:span><text:span text:style-name="T1">=data[</text:span><text:span text:style-name="T17">'synonym'</text:span><text:span text:style-name="T1">], </text:span></text:p>
      <text:p text:style-name="P4"><text:span text:style-name="T1"><text:s text:c="27"/></text:span><text:span text:style-name="T20">grammar</text:span><text:span text:style-name="T1">=data[</text:span><text:span text:style-name="T17">'grammar'</text:span><text:span text:style-name="T1">], </text:span><text:span text:style-name="T20">creator</text:span><text:span text:style-name="T1">=user)</text:span><text:line-break/><text:span text:style-name="T1"> <text:s text:c="11"/>d.save()</text:span><text:line-break/><text:span text:style-name="T1"> <text:s text:c="7"/></text:span><text:span text:style-name="T11">else</text:span><text:span text:style-name="T1">:</text:span><text:line-break/><text:span text:style-name="T1"> <text:s text:c="11"/>d = qs.first()</text:span><text:line-break/><text:span text:style-name="T1"> <text:s text:c="11"/></text:span><text:span text:style-name="T11">if </text:span><text:span text:style-name="T1">d.synonym </text:span><text:span text:style-name="T11">is None and </text:span><text:span text:style-name="T1">data[</text:span><text:span text:style-name="T17">'synonym'</text:span><text:span text:style-name="T1">] </text:span><text:span text:style-name="T11">is not None</text:span><text:span text:style-name="T1">:</text:span><text:line-break/><text:span text:style-name="T1"> <text:s text:c="15"/>d.synonym = data[</text:span><text:span text:style-name="T17">'synonym'</text:span><text:span text:style-name="T1">]</text:span><text:line-break/><text:span text:style-name="T1"> <text:s text:c="15"/>d.save()</text:span><text:line-break/><text:span text:style-name="T1"> <text:s text:c="11"/></text:span><text:span text:style-name="T11">if </text:span><text:span text:style-name="T1">d.synonym != data[</text:span><text:span text:style-name="T17">'synonym'</text:span><text:span text:style-name="T1">]:</text:span><text:line-break/><text:span text:style-name="T1"> <text:s text:c="15"/>d1 = Dictionary(</text:span><text:span text:style-name="T20">word</text:span><text:span text:style-name="T1">=w, </text:span><text:span text:style-name="T20">translation</text:span><text:span text:style-name="T1">=t, </text:span><text:span text:style-name="T20">synonym</text:span><text:span text:style-name="T1">=data[</text:span><text:span text:style-name="T17">'synonym'</text:span><text:span text:style-name="T1">], </text:span></text:p>
      <text:p text:style-name="P4"><text:span text:style-name="T1"><text:s text:c="32"/></text:span><text:span text:style-name="T20">grammar</text:span><text:span text:style-name="T1">=data[</text:span><text:span text:style-name="T17">'grammar'</text:span><text:span text:style-name="T1">], </text:span><text:span text:style-name="T20">creator</text:span><text:span text:style-name="T1">=user)</text:span><text:line-break/><text:span text:style-name="T1"> <text:s text:c="15"/>d1.save()</text:span><text:line-break/><text:span text:style-name="T1"> <text:s text:c="7"/>qs = Text.objects.filter(</text:span><text:span text:style-name="T20">id</text:span><text:span text:style-name="T1">=int(data[</text:span><text:span text:style-name="T17">'id'</text:span><text:span text:style-name="T1">]))</text:span><text:line-break/><text:span text:style-name="T1"> <text:s text:c="7"/></text:span><text:span text:style-name="T11">if not </text:span><text:span text:style-name="T1">qs.exists():</text:span><text:line-break/><text:span text:style-name="T1"> <text:s text:c="11"/></text:span><text:span text:style-name="T11">return </text:span><text:span text:style-name="T1">Response({</text:span><text:span text:style-name="T17">'message'</text:span><text:span text:style-name="T1">: </text:span><text:span text:style-name="T17">'Not found!'</text:span><text:span text:style-name="T1">}, </text:span><text:span text:style-name="T20">status</text:span><text:span text:style-name="T1">=</text:span><text:span text:style-name="T7">404</text:span><text:span text:style-name="T1">)</text:span><text:line-break/><text:span text:style-name="T1"> <text:s text:c="7"/></text:span><text:span text:style-name="T11">else</text:span><text:span text:style-name="T1">:</text:span><text:line-break/><text:span text:style-name="T1"> <text:s text:c="11"/>text = qs.first()</text:span><text:line-break/><text:span text:style-name="T1"> <text:s text:c="11"/>text.reference.add(d </text:span><text:span text:style-name="T11">if </text:span><text:span text:style-name="T1">d1 </text:span><text:span text:style-name="T11">is None else </text:span><text:span text:style-name="T1">d1)</text:span><text:line-break/><text:span text:style-name="T1"> <text:s text:c="11"/>text.save()</text:span><text:line-break/><text:span text:style-name="T1"> <text:s text:c="11"/></text:span><text:span text:style-name="T11">return </text:span><text:span text:style-name="T1">Response({</text:span><text:span text:style-name="T17">'message'</text:span><text:span text:style-name="T1">: </text:span><text:span text:style-name="T17">'great success!'</text:span><text:span text:style-name="T1">}, </text:span><text:span text:style-name="T20">status</text:span><text:span text:style-name="T1">=</text:span><text:span text:style-name="T7">200</text:span><text:span text:style-name="T1">)</text:span><text:line-break/><text:span text:style-name="T1"> <text:s text:c="3"/></text:span><text:span text:style-name="T11">return </text:span><text:span text:style-name="T1">Response({</text:span><text:span text:style-name="T17">'message'</text:span><text:span text:style-name="T1">: </text:span><text:span text:style-name="T17">'great failure!'</text:span><text:span text:style-name="T1">}, </text:span><text:span text:style-name="T20">status</text:span><text:span text:style-name="T1">=</text:span><text:span text:style-name="T7">503</text:span><text:span text:style-name="T1">)</text:span></text:p>
      <text:p text:style-name="P3"><text:soft-page-break/><text:span text:style-name="T25">@api_view</text:span><text:span text:style-name="T2">([</text:span><text:span text:style-name="T18">'GET'</text:span><text:span text:style-name="T2">])</text:span><text:span text:style-name="T28"><text:line-break/></text:span><text:span text:style-name="T15">def </text:span><text:span text:style-name="T27">text_visualizetr_view</text:span><text:span text:style-name="T5">(request, text_id, *args, **kwargs):</text:span><text:span text:style-name="T28"><text:line-break/></text:span><text:span text:style-name="T2"> <text:s text:c="3"/>qs = Text.objects.filter(</text:span><text:span text:style-name="T22">id </text:span><text:span text:style-name="T2">= text_id)</text:span><text:span text:style-name="T28"><text:line-break/></text:span><text:span text:style-name="T2"> <text:s text:c="3"/></text:span><text:span text:style-name="T12">if not </text:span><text:span text:style-name="T2">qs.exists():</text:span><text:span text:style-name="T28"><text:line-break/></text:span><text:span text:style-name="T2"> <text:s text:c="11"/></text:span><text:span text:style-name="T12">return </text:span><text:span text:style-name="T2">Response({}, </text:span><text:span text:style-name="T22">status</text:span><text:span text:style-name="T2">=</text:span><text:span text:style-name="T9">404</text:span><text:span text:style-name="T2">)</text:span><text:span text:style-name="T28"><text:line-break/></text:span><text:span text:style-name="T2"> <text:s text:c="3"/>obj = qs.first()</text:span><text:span text:style-name="T28"><text:line-break/></text:span><text:span text:style-name="T2"> <text:s text:c="3"/>serializer = TextSerializer(obj)</text:span><text:span text:style-name="T28"><text:line-break/></text:span><text:span text:style-name="T2"> <text:s text:c="3"/>ds = obj.reference.all()</text:span><text:span text:style-name="T28"><text:line-break/></text:span><text:span text:style-name="T2"> <text:s text:c="3"/>i = </text:span><text:span text:style-name="T9">0</text:span><text:span text:style-name="T28"><text:line-break/></text:span><text:span text:style-name="T9"> <text:s text:c="3"/></text:span><text:span text:style-name="T2">dd = {}</text:span><text:span text:style-name="T28"><text:line-break/></text:span><text:span text:style-name="T2"> <text:s text:c="3"/></text:span><text:span text:style-name="T12">for </text:span><text:span text:style-name="T2">d </text:span><text:span text:style-name="T12">in </text:span><text:span text:style-name="T2">ds:</text:span><text:span text:style-name="T28"><text:line-break/></text:span><text:span text:style-name="T2"> <text:s text:c="7"/>dd[str(i)] = {</text:span><text:span text:style-name="T28"><text:line-break/></text:span><text:span text:style-name="T2"> <text:s text:c="11"/></text:span><text:span text:style-name="T18">'word'</text:span><text:span text:style-name="T2">: d.word.sentence,</text:span><text:span text:style-name="T28"><text:line-break/></text:span><text:span text:style-name="T2"> <text:s text:c="11"/></text:span><text:span text:style-name="T18">'translation'</text:span><text:span text:style-name="T2">: d.translation.sentence,</text:span><text:span text:style-name="T28"><text:line-break/></text:span><text:span text:style-name="T2"> <text:s text:c="11"/></text:span><text:span text:style-name="T18">'synonym'</text:span><text:span text:style-name="T2">: d.synonym</text:span><text:span text:style-name="T28"><text:line-break/></text:span><text:span text:style-name="T2"> <text:s text:c="7"/>}</text:span><text:span text:style-name="T28"><text:line-break/></text:span><text:span text:style-name="T2"> <text:s text:c="7"/>i+=</text:span><text:span text:style-name="T9">1</text:span><text:span text:style-name="T28"><text:line-break/></text:span><text:span text:style-name="T9"> <text:s text:c="3"/></text:span><text:span text:style-name="T2">us = obj.underlines.all()</text:span><text:span text:style-name="T28"><text:line-break/></text:span><text:span text:style-name="T2"> <text:s text:c="3"/>i = </text:span><text:span text:style-name="T9">0</text:span><text:span text:style-name="T28"><text:line-break/></text:span><text:span text:style-name="T9"> <text:s text:c="3"/></text:span><text:span text:style-name="T2">uu = {}</text:span><text:span text:style-name="T28"><text:line-break/></text:span><text:span text:style-name="T2"> <text:s text:c="3"/></text:span><text:span text:style-name="T12">for </text:span><text:span text:style-name="T2">u </text:span><text:span text:style-name="T12">in </text:span><text:span text:style-name="T2">us:</text:span><text:span text:style-name="T28"><text:line-break/></text:span><text:span text:style-name="T2"> <text:s text:c="7"/>uu[str(i)] = {</text:span><text:span text:style-name="T28"><text:line-break/></text:span><text:span text:style-name="T2"> <text:s text:c="11"/></text:span><text:span text:style-name="T18">'word'</text:span><text:span text:style-name="T2">: u.ref.sentence,</text:span><text:span text:style-name="T28"><text:line-break/></text:span><text:span text:style-name="T2"> <text:s text:c="11"/></text:span><text:span text:style-name="T18">'grammar'</text:span><text:span text:style-name="T2">: u.gram.typology</text:span><text:span text:style-name="T28"><text:line-break/></text:span><text:span text:style-name="T2"> <text:s text:c="7"/>}</text:span><text:span text:style-name="T28"><text:line-break/></text:span><text:span text:style-name="T2"> <text:s text:c="7"/></text:span><text:span text:style-name="T28"><text:line-break/></text:span><text:span text:style-name="T2"> <text:s text:c="7"/>i+=</text:span><text:span text:style-name="T9">1</text:span><text:span text:style-name="T28"><text:line-break/></text:span><text:span text:style-name="T9"> <text:s text:c="3"/></text:span><text:span text:style-name="T2">ts = obj.translations.all()</text:span><text:span text:style-name="T28"><text:line-break/></text:span><text:span text:style-name="T2"> <text:s text:c="3"/>i = </text:span><text:span text:style-name="T9">0</text:span><text:span text:style-name="T28"><text:line-break/></text:span><text:span text:style-name="T9"> <text:s text:c="3"/></text:span><text:span text:style-name="T2">tt = {}</text:span><text:span text:style-name="T28"><text:line-break/></text:span><text:span text:style-name="T2"> <text:s text:c="3"/></text:span><text:span text:style-name="T12">for </text:span><text:span text:style-name="T2">t </text:span><text:span text:style-name="T12">in </text:span><text:span text:style-name="T2">ts:</text:span><text:span text:style-name="T28"><text:line-break/></text:span><text:span text:style-name="T2"> <text:s text:c="7"/>tt[str(i)] = {</text:span><text:span text:style-name="T28"><text:line-break/></text:span><text:span text:style-name="T2"> <text:s text:c="11"/></text:span><text:span text:style-name="T18">'translations'</text:span><text:span text:style-name="T2">: t.tr.trans</text:span><text:span text:style-name="T28"><text:line-break/></text:span><text:span text:style-name="T2"> <text:s text:c="7"/>}</text:span><text:span text:style-name="T28"><text:line-break/></text:span><text:span text:style-name="T2"> <text:s text:c="7"/></text:span><text:span text:style-name="T28"><text:line-break/></text:span><text:span text:style-name="T2"> <text:s text:c="7"/>i+=</text:span><text:span text:style-name="T9">1</text:span><text:span text:style-name="T28"><text:line-break/></text:span><text:span text:style-name="T9"> <text:s text:c="3"/></text:span><text:span text:style-name="T2">data = serializer.data</text:span><text:span text:style-name="T28"><text:line-break/></text:span><text:span text:style-name="T2"> <text:s text:c="3"/>data[</text:span><text:span text:style-name="T18">'reference'</text:span><text:span text:style-name="T2">] = dd</text:span><text:span text:style-name="T28"><text:line-break/></text:span><text:span text:style-name="T2"> <text:s text:c="3"/>data[</text:span><text:span text:style-name="T18">'underlines'</text:span><text:span text:style-name="T2">] = uu</text:span><text:span text:style-name="T28"><text:line-break/></text:span><text:span text:style-name="T2"> <text:s text:c="3"/>data[</text:span><text:span text:style-name="T18">'translations'</text:span><text:span text:style-name="T2">] = tt</text:span><text:span text:style-name="T28"><text:line-break/></text:span><text:span text:style-name="T2"> <text:s text:c="3"/></text:span><text:span text:style-name="T12">return </text:span><text:span text:style-name="T2">Response(data, </text:span><text:span text:style-name="T22">status</text:span><text:span text:style-name="T2">=</text:span><text:span text:style-name="T9">200</text:span><text:span text:style-name="T2">)</text:span></text:p>
      <text:p text:style-name="P1"><text:span text:style-name="T11">def </text:span><text:span text:style-name="T1">find_word(word, translatedLanguage):</text:span><text:line-break/><text:span text:style-name="T1"> <text:s text:c="3"/>result = []</text:span><text:line-break/><text:span text:style-name="T1"> <text:s text:c="3"/>qs = Dictionary.objects.filter(</text:span><text:span text:style-name="T20">word</text:span><text:span text:style-name="T1">=word) </text:span><text:line-break/><text:span text:style-name="T1"> <text:s text:c="3"/></text:span><text:span text:style-name="T11">if not </text:span><text:span text:style-name="T1">qs.exists(): </text:span><text:line-break/><text:span text:style-name="T1"> <text:s text:c="7"/>qs = Dictionary.objects.filter(</text:span><text:span text:style-name="T20">translation</text:span><text:span text:style-name="T1">=word)</text:span><text:line-break/><text:span text:style-name="T1"> <text:s text:c="7"/></text:span><text:span text:style-name="T11">if not </text:span><text:span text:style-name="T1">qs.exists():</text:span><text:line-break/><text:span text:style-name="T1"> <text:s text:c="11"/></text:span><text:span text:style-name="T11">return None</text:span><text:line-break/><text:span text:style-name="T11"> <text:s text:c="7"/>for </text:span><text:span text:style-name="T1">d </text:span><text:span text:style-name="T11">in </text:span><text:span text:style-name="T1">qs:</text:span><text:line-break/><text:span text:style-name="T1"> <text:s text:c="11"/></text:span><text:span text:style-name="T11">if </text:span><text:span text:style-name="T1">d.word.language == translatedLanguage:</text:span><text:line-break/><text:span text:style-name="T1"> <text:s text:c="15"/>result.append(d)</text:span><text:line-break/><text:span text:style-name="T1"> <text:s text:c="7"/></text:span><text:span text:style-name="T11">if </text:span><text:span text:style-name="T1">len(result) == </text:span><text:span text:style-name="T7">0</text:span><text:span text:style-name="T1">:</text:span><text:line-break/><text:span text:style-name="T1"> <text:s text:c="11"/></text:span><text:span text:style-name="T11">return None</text:span><text:line-break/><text:span text:style-name="T11"> <text:s text:c="7"/>else</text:span><text:span text:style-name="T1">:</text:span><text:line-break/><text:span text:style-name="T1"> <text:s text:c="11"/>maximum = </text:span><text:span text:style-name="T7">0</text:span><text:line-break/><text:span text:style-name="T7"> <text:s text:c="11"/></text:span><text:span text:style-name="T1">index = -</text:span><text:span text:style-name="T7">1</text:span><text:line-break/><text:span text:style-name="T7"> <text:s text:c="11"/></text:span><text:span text:style-name="T1">i = </text:span><text:span text:style-name="T7">0</text:span><text:line-break/><text:span text:style-name="T7"> <text:s text:c="11"/></text:span><text:span text:style-name="T11">for </text:span><text:span text:style-name="T1">entry </text:span><text:span text:style-name="T11">in </text:span><text:span text:style-name="T1">result:</text:span><text:line-break/><text:span text:style-name="T1"> <text:s text:c="15"/>n = entry.words.count()</text:span><text:line-break/><text:span text:style-name="T1"> <text:s text:c="15"/></text:span><text:span text:style-name="T11">if </text:span><text:span text:style-name="T1">n &gt; maximum:</text:span><text:line-break/><text:span text:style-name="T1"> <text:s text:c="19"/>maximum = n</text:span><text:line-break/><text:span text:style-name="T1"> <text:s text:c="19"/>index = i</text:span><text:line-break/><text:soft-page-break/><text:span text:style-name="T1"> <text:s text:c="15"/>i += </text:span><text:span text:style-name="T7">1</text:span><text:line-break/><text:span text:style-name="T7"> <text:s text:c="11"/></text:span><text:span text:style-name="T1">data = {</text:span><text:line-break/><text:span text:style-name="T1"> <text:s text:c="15"/></text:span><text:span text:style-name="T17">'original'</text:span><text:span text:style-name="T1">: result[index].translation.sentence,</text:span><text:line-break/><text:span text:style-name="T1"> <text:s text:c="15"/></text:span><text:span text:style-name="T17">'translated'</text:span><text:span text:style-name="T1">: result[index].word.sentence,</text:span><text:line-break/><text:span text:style-name="T1"> <text:s text:c="15"/></text:span><text:span text:style-name="T17">'synonym'</text:span><text:span text:style-name="T1">: <text:s/>result[index].synonym,</text:span><text:line-break/><text:span text:style-name="T1"> <text:s text:c="11"/>}</text:span><text:line-break/><text:span text:style-name="T1"> <text:s text:c="11"/></text:span><text:span text:style-name="T11">return </text:span><text:span text:style-name="T1">data</text:span><text:line-break/><text:span text:style-name="T1"> <text:s text:c="3"/></text:span><text:span text:style-name="T11">for </text:span><text:span text:style-name="T1">d </text:span><text:span text:style-name="T11">in </text:span><text:span text:style-name="T1">qs:</text:span><text:line-break/><text:span text:style-name="T1"> <text:s text:c="7"/></text:span><text:span text:style-name="T11">if </text:span><text:span text:style-name="T1">d.translation.language == translatedLanguage:</text:span><text:line-break/><text:span text:style-name="T1"> <text:s text:c="11"/>result.append(d)</text:span><text:line-break/><text:span text:style-name="T1"> <text:s text:c="7"/></text:span><text:span text:style-name="T11">if </text:span><text:span text:style-name="T1">len(result) == </text:span><text:span text:style-name="T7">0</text:span><text:span text:style-name="T1">:</text:span><text:line-break/><text:span text:style-name="T1"> <text:s text:c="11"/></text:span><text:span text:style-name="T11">return None</text:span><text:line-break/><text:span text:style-name="T11"> <text:s text:c="7"/>else</text:span><text:span text:style-name="T1">:</text:span><text:line-break/><text:span text:style-name="T1"> <text:s text:c="11"/>maximum = </text:span><text:span text:style-name="T7">0</text:span><text:line-break/><text:span text:style-name="T7"> <text:s text:c="11"/></text:span><text:span text:style-name="T1">index = -</text:span><text:span text:style-name="T7">1</text:span><text:line-break/><text:span text:style-name="T7"> <text:s text:c="11"/></text:span><text:span text:style-name="T1">i = </text:span><text:span text:style-name="T7">0</text:span><text:line-break/><text:span text:style-name="T7"> <text:s text:c="11"/></text:span><text:span text:style-name="T11">for </text:span><text:span text:style-name="T1">entry </text:span><text:span text:style-name="T11">in </text:span><text:span text:style-name="T1">result:</text:span><text:line-break/><text:span text:style-name="T1"> <text:s text:c="15"/>n = entry.words.count()</text:span><text:line-break/><text:span text:style-name="T1"> <text:s text:c="15"/></text:span><text:span text:style-name="T11">if </text:span><text:span text:style-name="T1">n &gt; maximum:</text:span><text:line-break/><text:span text:style-name="T1"> <text:s text:c="19"/>maximum = n</text:span><text:line-break/><text:span text:style-name="T1"> <text:s text:c="19"/>index = i</text:span><text:line-break/><text:span text:style-name="T1"> <text:s text:c="15"/>i += </text:span><text:span text:style-name="T7">1</text:span><text:line-break/><text:span text:style-name="T7"> <text:s text:c="11"/></text:span><text:span text:style-name="T1">data = {</text:span><text:line-break/><text:span text:style-name="T1"> <text:s text:c="15"/></text:span><text:span text:style-name="T17">'original'</text:span><text:span text:style-name="T1">: result[index].word.sentence,</text:span><text:line-break/><text:span text:style-name="T1"> <text:s text:c="15"/></text:span><text:span text:style-name="T17">'translated'</text:span><text:span text:style-name="T1">: <text:s/>result[index].translation.sentence,</text:span><text:line-break/><text:span text:style-name="T1"> <text:s text:c="15"/></text:span><text:span text:style-name="T17">'synonym'</text:span><text:span text:style-name="T1">: <text:s/>result[index].synonym,</text:span><text:line-break/><text:span text:style-name="T1"> <text:s text:c="11"/>}</text:span><text:line-break/><text:span text:style-name="T1"> <text:s text:c="11"/></text:span><text:span text:style-name="T11">return </text:span><text:span text:style-name="T1">data</text:span><text:line-break/><text:span text:style-name="T1"> <text:s text:c="3"/></text:span><text:span text:style-name="T11">return Non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JetBrains Mono1" svg:font-family="'JetBrains Mono'" style:font-adornments="Bold" style:font-family-generic="modern" style:font-pitch="fixed"/>
    <style:font-face style:name="JetBrains Mono2" svg:font-family="'JetBrains Mono'" style:font-adornments="Standard" style:font-family-generic="modern" style:font-pitch="fixed"/>
    <style:font-face style:name="JetBrains Mono Bold" svg:font-family="'JetBrains Mono Bold'" style:font-adornments="Grassetto" style:font-family-generic="modern" style:font-pitch="fixed"/>
    <style:font-face style:name="JetBrains Mono Extra Bold" svg:font-family="'JetBrains Mono Extra Bold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e" style:font-family-generic="swiss" style:font-pitch="variable"/>
    <style:font-face style:name="Segoe UI Black" svg:font-family="'Segoe UI Black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12cm" style:contextual-spacing="false" fo:text-indent="0cm" style:auto-text-indent="false"/>
      <style:text-properties style:font-name="Segoe UI" fo:font-family="'Segoe UI'" style:font-style-name="Normale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text-properties style:font-name="Segoe UI" fo:font-family="'Segoe UI'" style:font-style-name="Normale" style:font-family-generic="swiss" style:font-pitch="variable" fo:font-style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Segoe UI Black" fo:font-family="'Segoe UI Black'" style:font-style-name="Standard" style:font-family-generic="swiss" style:font-pitch="variable" fo:font-size="1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Segoe UI Black" fo:font-family="'Segoe UI Black'" style:font-style-name="Standard" style:font-family-generic="swiss" style:font-pitch="variable" fo:font-size="85%" fo:font-weight="900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Segoe UI Black" fo:font-family="'Segoe UI Black'" style:font-style-name="Standard" style:font-family-generic="swiss" style:font-pitch="variable" fo:font-weight="9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egoe UI Black" fo:font-family="'Segoe UI Black'" style:font-style-name="Standard" style:font-family-generic="swiss" style:font-pitch="variable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egoe UI Black" fo:font-family="'Segoe UI Black'" style:font-style-name="Standard" style:font-family-generic="swiss" style:font-pitch="variable" fo:font-size="115%" fo:font-weight="9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egoe UI Black" fo:font-family="'Segoe UI Black'" style:font-style-name="Standard" style:font-family-generic="swiss" style:font-pitch="variable" fo:font-size="14pt" fo:font-style="normal" fo:font-weight="9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egoe UI Black" fo:font-family="'Segoe UI Black'" style:font-style-name="Standard" style:font-family-generic="swiss" style:font-pitch="variable" fo:font-size="14pt" fo:font-weight="9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Segoe UI Black" fo:font-family="'Segoe UI Black'" style:font-style-name="Standard" style:font-family-generic="swiss" style:font-pitch="variable" fo:font-size="85%" fo:font-style="normal" fo:font-weight="900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Jet" style:family="text">
      <style:text-properties style:font-name="JetBrains Mono2" fo:font-family="'JetBrains Mono'" style:font-style-name="Standard" style:font-family-generic="modern" style:font-pitch="fixed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JetB" style:family="text" style:parent-style-name="Jet">
      <style:text-properties style:font-name="JetBrains Mono Bold" fo:font-family="'JetBrains Mono Bold'" style:font-style-name="Grassetto" style:font-family-generic="modern" style:font-pitch="fixed" fo:language="zxx" fo:country="none" fo:font-style="normal" style:text-underline-style="none" fo:font-weight="bol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ody" style:family="text">
      <style:text-properties style:font-name="Segoe UI" fo:font-family="'Segoe UI'" style:font-style-name="Normale" style:font-family-generic="swiss" style:font-pitch="variable"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9H19M42S</meta:editing-duration>
    <meta:editing-cycles>1327</meta:editing-cycles>
    <meta:generator>LibreOffice/7.1.1.2$Windows_X86_64 LibreOffice_project/fe0b08f4af1bacafe4c7ecc87ce55bb426164676</meta:generator>
    <dc:date>2021-09-27T13:35:43.963000000</dc:date>
    <meta:document-statistic meta:table-count="0" meta:image-count="0" meta:object-count="0" meta:page-count="3" meta:paragraph-count="5" meta:word-count="406" meta:character-count="4817" meta:non-whitespace-character-count="2940"/>
    <meta:user-defined meta:name="Info 1"/>
    <meta:user-defined meta:name="Info 2"/>
    <meta:user-defined meta:name="Info 3"/>
    <meta:user-defined meta:name="Info 4"/>
  </office:meta>
</office:document-meta>
</file>